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MT" svg:font-family="ArialMT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2" style:family="paragraph" style:parent-style-name="Standard">
      <style:paragraph-properties fo:text-align="end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font-name-asian="ArialMT" style:font-name-complex="ArialMT"/>
    </style:style>
    <style:style style:name="P3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font-name-asian="ArialMT" style:font-name-complex="ArialMT"/>
    </style:style>
    <style:style style:name="P4" style:family="paragraph" style:parent-style-name="Standard">
      <style:paragraph-properties fo:text-align="center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font-name-asian="ArialMT" style:font-name-complex="ArialMT"/>
    </style:style>
    <style:style style:name="P5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font-name-asian="ArialMT" style:font-name-complex="ArialMT" style:font-weight-complex="bold"/>
    </style:style>
    <style:style style:name="P6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font-name-asian="ArialMT" style:font-name-complex="ArialMT"/>
    </style:style>
    <style:style style:name="P7" style:family="paragraph" style:parent-style-name="Standard">
      <style:paragraph-properties fo:text-align="center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fo:font-weight="bold" style:font-name-asian="ArialMT" style:font-weight-asian="bold" style:font-name-complex="ArialMT" style:font-weight-complex="bold"/>
    </style:style>
    <style:style style:name="P8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fo:font-weight="bold" style:font-name-asian="ArialMT" style:font-weight-asian="bold" style:font-name-complex="ArialMT" style:font-weight-complex="bold"/>
    </style:style>
    <style:style style:name="P9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fo:font-weight="bold" style:font-name-asian="ArialMT" style:font-weight-asian="bold" style:font-name-complex="ArialMT" style:font-weight-complex="bold"/>
    </style:style>
    <style:style style:name="P10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fo:font-weight="bold" style:font-name-asian="ArialMT" style:font-weight-asian="bold" style:font-name-complex="ArialMT"/>
    </style:style>
    <style:style style:name="P11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text-underline-style="solid" style:text-underline-width="auto" style:text-underline-color="font-color" style:font-name-asian="ArialMT" style:font-name-complex="ArialMT"/>
    </style:style>
    <style:style style:name="P12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font-size="14pt" fo:language="sv" fo:country="SE" fo:font-weight="bold" style:font-name-asian="ArialMT" style:font-size-asian="14pt" style:font-weight-asian="bold" style:font-name-complex="ArialMT" style:font-size-complex="14pt" style:font-weight-complex="bold"/>
    </style:style>
    <style:style style:name="P13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font-size="14pt" fo:language="sv" fo:country="SE" style:font-name-asian="ArialMT" style:font-size-asian="14pt" style:font-name-complex="ArialMT" style:font-size-complex="14pt"/>
    </style:style>
    <style:style style:name="P14" style:family="paragraph" style:parent-style-name="Standard">
      <style:paragraph-properties fo:text-align="center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15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language="sv" fo:country="SE"/>
    </style:style>
    <style:style style:name="P16" style:family="paragraph" style:parent-style-name="Standard">
      <style:paragraph-properties fo:text-align="center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Helvetica" fo:language="sv" fo:country="SE" style:font-name-asian="Helvetica" style:font-name-complex="Helvetica"/>
    </style:style>
    <style:style style:name="P17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Helvetica" fo:language="sv" fo:country="SE" style:font-name-asian="Helvetica" style:font-name-complex="Helvetica"/>
    </style:style>
    <style:style style:name="P18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sv" fo:country="SE" style:font-name-asian="Helvetica" style:font-name-complex="Helvetica"/>
    </style:style>
    <style:style style:name="P19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sv" fo:country="SE" fo:font-weight="bold" style:font-name-asian="Helvetica" style:font-weight-asian="bold" style:font-name-complex="Helvetica" style:font-weight-complex="bold"/>
    </style:style>
    <style:style style:name="P20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sv" fo:country="SE" fo:font-weight="bold" style:font-name-asian="ArialMT" style:font-weight-asian="bold" style:font-name-complex="Arial" style:font-weight-complex="bold"/>
    </style:style>
    <style:style style:name="P21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sv" fo:country="SE" style:font-name-asian="ArialMT" style:font-name-complex="ArialMT"/>
    </style:style>
    <style:style style:name="P22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sv" fo:country="SE" style:font-name-asian="ArialMT" style:font-name-complex="Arial"/>
    </style:style>
    <style:style style:name="P23" style:family="paragraph" style:parent-style-name="Standard">
      <style:text-properties style:font-name="Arial" fo:language="sv" fo:country="SE" style:font-name-complex="Arial"/>
    </style:style>
    <style:style style:name="P24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25" style:family="paragraph" style:parent-style-name="Standard">
      <style:paragraph-properties fo:break-before="pag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26" style:family="paragraph" style:parent-style-name="Standard">
      <style:paragraph-properties fo:break-before="pag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text-underline-style="solid" style:text-underline-width="auto" style:text-underline-color="font-color" fo:font-weight="bold" style:font-name-asian="ArialMT" style:font-weight-asian="bold" style:font-name-complex="ArialMT" style:font-weight-complex="bold"/>
    </style:style>
    <style:style style:name="P27" style:family="paragraph" style:parent-style-name="Standard">
      <style:paragraph-properties fo:margin-left="0.389in" fo:margin-right="0in" fo:text-indent="-0.389in" style:auto-text-indent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28" style:family="paragraph" style:parent-style-name="Standard">
      <style:paragraph-properties fo:margin-left="0.389in" fo:margin-right="0in" fo:text-indent="-0.389in" style:auto-text-indent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sv" fo:country="SE" style:font-name-asian="Helvetica" style:font-name-complex="Helvetica"/>
    </style:style>
    <style:style style:name="P29" style:family="paragraph" style:parent-style-name="Standard">
      <style:paragraph-properties fo:margin-left="1.4772in" fo:margin-right="0in" fo:text-indent="0.4925in" style:auto-text-indent="false"/>
      <style:text-properties style:font-name="Arial" fo:language="sv" fo:country="SE" style:font-name-complex="Arial"/>
    </style:style>
    <style:style style:name="P30" style:family="paragraph" style:parent-style-name="Standard">
      <style:paragraph-properties fo:margin-left="0in" fo:margin-right="0in" fo:text-indent="0.4925in" style:auto-text-indent="false"/>
    </style:style>
    <style:style style:name="P31" style:family="paragraph" style:parent-style-name="Standard">
      <style:paragraph-properties fo:margin-left="0in" fo:margin-right="0in" fo:text-indent="0.4925in" style:auto-text-indent="false"/>
      <style:text-properties style:font-name="Arial" fo:language="sv" fo:country="SE" style:font-name-complex="Arial"/>
    </style:style>
    <style:style style:name="P32" style:family="paragraph" style:parent-style-name="Standard">
      <style:paragraph-properties fo:margin-left="2.4618in" fo:margin-right="0in" fo:text-indent="0in" style:auto-text-indent="false" fo:padding-left="0in" fo:padding-right="0in" fo:padding-top="0.0138in" fo:padding-bottom="0in" fo:border-left="none" fo:border-right="none" fo:border-top="0.0071in solid #000000" fo:border-bottom="none"/>
    </style:style>
    <style:style style:name="P33" style:family="paragraph" style:parent-style-name="Standard" style:master-page-name="Standard">
      <style:paragraph-properties fo:text-align="end" style:justify-single-word="false" style:page-number="auto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font-name-asian="ArialMT" style:font-name-complex="ArialMT"/>
    </style:style>
    <style:style style:name="P34" style:family="paragraph" style:parent-style-name="Liststycke">
      <style:paragraph-properties fo:margin-left="0in" fo:margin-right="0in" fo:text-indent="0in" style:auto-text-indent="false"/>
    </style:style>
    <style:style style:name="P35" style:family="paragraph" style:parent-style-name="Liststycke">
      <style:paragraph-properties fo:margin-left="0in" fo:margin-right="0in" fo:text-indent="0in" style:auto-text-indent="false"/>
      <style:text-properties style:font-name="Arial" fo:font-size="12pt" fo:font-weight="bold" style:font-size-asian="12pt" style:font-weight-asian="bold" style:font-name-complex="Arial" style:font-size-complex="12pt"/>
    </style:style>
    <style:style style:name="T1" style:family="text">
      <style:text-properties fo:language="sv" fo:country="SE"/>
    </style:style>
    <style:style style:name="T2" style:family="text">
      <style:text-properties style:font-name="ArialMT" style:font-name-asian="ArialMT" style:font-name-complex="ArialMT"/>
    </style:style>
    <style:style style:name="T3" style:family="text">
      <style:text-properties style:font-name="ArialMT" fo:language="sv" fo:country="SE" style:font-name-asian="ArialMT" style:font-name-complex="ArialMT"/>
    </style:style>
    <style:style style:name="T4" style:family="text">
      <style:text-properties style:font-name="ArialMT" fo:language="sv" fo:country="SE" style:font-name-asian="ArialMT" style:font-name-complex="ArialMT" style:font-weight-complex="bold"/>
    </style:style>
    <style:style style:name="T5" style:family="text">
      <style:text-properties style:font-name="ArialMT" fo:language="sv" fo:country="SE" fo:font-weight="bold" style:font-name-asian="ArialMT" style:font-weight-asian="bold" style:font-name-complex="ArialMT" style:font-weight-complex="bold"/>
    </style:style>
    <style:style style:name="T6" style:family="text">
      <style:text-properties style:font-name="ArialMT" fo:language="sv" fo:country="SE" style:text-underline-style="solid" style:text-underline-width="auto" style:text-underline-color="font-color" style:font-name-asian="ArialMT" style:font-name-complex="ArialMT"/>
    </style:style>
    <style:style style:name="T7" style:family="text">
      <style:text-properties style:font-name="ArialMT" fo:font-size="15pt" fo:language="sv" fo:country="SE" fo:font-weight="bold" style:font-name-asian="ArialMT" style:font-size-asian="15pt" style:font-weight-asian="bold" style:font-name-complex="ArialMT" style:font-size-complex="15pt" style:font-weight-complex="bold"/>
    </style:style>
    <style:style style:name="T8" style:family="text">
      <style:text-properties style:font-name="ArialMT" fo:font-size="27pt" fo:language="sv" fo:country="SE" fo:font-weight="bold" style:font-name-asian="ArialMT" style:font-size-asian="27pt" style:font-weight-asian="bold" style:font-name-complex="ArialMT" style:font-size-complex="27pt" style:font-weight-complex="bold"/>
    </style:style>
    <style:style style:name="T9" style:family="text">
      <style:text-properties style:font-name="ArialMT" fo:font-size="14pt" fo:language="sv" fo:country="SE" fo:font-weight="bold" style:font-name-asian="ArialMT" style:font-size-asian="14pt" style:font-weight-asian="bold" style:font-name-complex="ArialMT" style:font-size-complex="14pt" style:font-weight-complex="bold"/>
    </style:style>
    <style:style style:name="T10" style:family="text">
      <style:text-properties style:font-name="Helvetica" fo:language="sv" fo:country="SE" style:font-name-asian="Helvetica" style:font-name-complex="Helvetica"/>
    </style:style>
    <style:style style:name="T11" style:family="text">
      <style:text-properties style:font-name="Helvetica" fo:font-size="8pt" fo:language="sv" fo:country="SE" fo:font-weight="bold" style:font-name-asian="Helvetica" style:font-size-asian="8pt" style:font-weight-asian="bold" style:font-name-complex="Helvetica" style:font-size-complex="8pt" style:font-weight-complex="bold"/>
    </style:style>
    <style:style style:name="T12" style:family="text">
      <style:text-properties style:font-name="Arial" fo:language="sv" fo:country="SE" style:font-name-asian="ArialMT" style:font-name-complex="ArialMT"/>
    </style:style>
    <style:style style:name="T13" style:family="text">
      <style:text-properties style:font-name="Arial" fo:language="sv" fo:country="SE" style:font-name-asian="ArialMT" style:font-name-complex="ArialMT" style:font-weight-complex="bold"/>
    </style:style>
    <style:style style:name="T14" style:family="text">
      <style:text-properties style:font-name="Arial" fo:language="sv" fo:country="SE" fo:font-weight="bold" style:font-name-asian="ArialMT" style:font-weight-asian="bold" style:font-name-complex="ArialMT" style:font-weight-complex="bold"/>
    </style:style>
    <style:style style:name="T15" style:family="text">
      <style:text-properties style:font-name="Arial" fo:language="sv" fo:country="SE" fo:font-weight="bold" style:font-name-asian="Helvetica" style:font-weight-asian="bold" style:font-name-complex="Helvetica"/>
    </style:style>
    <style:style style:name="T16" style:family="text">
      <style:text-properties style:font-name="Arial" fo:language="sv" fo:country="SE" fo:font-weight="bold" style:font-name-asian="Helvetica" style:font-weight-asian="bold" style:font-name-complex="Helvetica" style:font-weight-complex="bold"/>
    </style:style>
    <style:style style:name="T17" style:family="text">
      <style:text-properties style:font-name="Arial" fo:language="sv" fo:country="SE" fo:font-weight="bold" style:font-weight-asian="bold" style:font-name-complex="Arial" style:font-weight-complex="bold"/>
    </style:style>
    <style:style style:name="T18" style:family="text">
      <style:text-properties style:font-name="Arial" fo:language="sv" fo:country="SE" style:font-name-asian="Helvetica" style:font-name-complex="Helvetica"/>
    </style:style>
    <style:style style:name="T19" style:family="text">
      <style:text-properties style:font-name="Arial" fo:language="sv" fo:country="SE" style:font-name-asian="Helvetica" style:font-name-complex="Helvetica" style:font-weight-complex="bold"/>
    </style:style>
    <style:style style:name="T20" style:family="text">
      <style:text-properties style:font-name="Arial" fo:language="sv" fo:country="SE" style:font-name-complex="Arial"/>
    </style:style>
    <style:style style:name="T21" style:family="text">
      <style:text-properties style:font-name="Arial" fo:font-size="10pt" fo:language="sv" fo:country="SE" style:font-name-asian="Helvetica" style:font-size-asian="10pt" style:font-name-complex="Helvetica" style:font-size-complex="10pt"/>
    </style:style>
    <style:style style:name="T22" style:family="text">
      <style:text-properties style:font-name="Arial" fo:font-size="12pt" style:font-size-asian="12pt" style:font-name-complex="Arial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s text:c="63"/></text:p>
      <text:p text:style-name="P2">Sida 1<text:tab/></text:p>
      <text:p text:style-name="P3"/>
      <text:p text:style-name="P3"/>
      <text:p text:style-name="P3"/>
      <text:p text:style-name="P14"><text:span text:style-name="T3">Styrelsen för</text:span><text:span text:style-name="T10"> </text:span></text:p>
      <text:p text:style-name="P14"><text:span text:style-name="T7">Amber BioSciences AB</text:span><text:span text:style-name="T10"> </text:span></text:p>
      <text:p text:style-name="P14"><text:span text:style-name="T3">Org nr 556755-7763</text:span><text:span text:style-name="T10"> </text:span></text:p>
      <text:p text:style-name="P4"/>
      <text:p text:style-name="P4"/>
      <text:p text:style-name="P4"/>
      <text:p text:style-name="P4">avger härmed</text:p>
      <text:p text:style-name="P16"><text:s/></text:p>
      <text:p text:style-name="P14"><text:span text:style-name="T8">Årsredovisning</text:span><text:span text:style-name="T10"> </text:span></text:p>
      <text:p text:style-name="P4"/>
      <text:p text:style-name="P14"><text:span text:style-name="T3">för räkenskapsåret 1 Maj 2012 - 30 <text:s/>April 2013</text:span><text:span text:style-name="T10"> </text:span></text:p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T5"><text:tab/><text:tab/><text:tab/><text:tab/></text:span><text:span text:style-name="T1">Innehåll:<text:tab/><text:tab/><text:tab/><text:tab/><text:tab/><text:tab/><text:tab/><text:tab/><text:tab/></text:span><text:span text:style-name="T5">sida</text:span><text:span text:style-name="T10"> </text:span></text:p>
      <text:p text:style-name="P8"><text:tab/><text:tab/><text:tab/><text:tab/></text:p>
      <text:p text:style-name="P1"><text:span text:style-name="T5"><text:tab/><text:tab/><text:tab/><text:tab/>Förvaltningsberättelse <text:tab/><text:tab/><text:tab/><text:tab/><text:tab/><text:tab/> <text:s text:c="3"/>2</text:span><text:span text:style-name="T10"> </text:span></text:p>
      <text:p text:style-name="P1"><text:span text:style-name="T5"><text:tab/><text:tab/><text:tab/><text:tab/>Resultaträkning <text:tab/><text:tab/><text:tab/><text:tab/><text:tab/><text:tab/><text:tab/> <text:s text:c="3"/>3</text:span><text:span text:style-name="T10"> </text:span></text:p>
      <text:p text:style-name="P1"><text:span text:style-name="T5"><text:tab/><text:tab/><text:tab/><text:tab/>Balansräkning <text:tab/><text:tab/><text:tab/><text:tab/><text:tab/><text:tab/><text:tab/> <text:s text:c="3"/>4</text:span><text:span text:style-name="T10"> </text:span></text:p>
      <text:p text:style-name="P1"><text:span text:style-name="T5"><text:tab/><text:tab/><text:tab/><text:tab/>Tilläggsupplysningar <text:s text:c="7"/><text:tab/> <text:tab/><text:tab/><text:tab/><text:tab/> <text:s text:c="3"/>5</text:span><text:span text:style-name="T10"> </text:span></text:p>
      <text:p text:style-name="P8"><text:tab/><text:tab/><text:tab/><text:tab/>Underskrifter <text:tab/><text:tab/><text:tab/><text:tab/><text:tab/><text:tab/><text:tab/><text:tab/> <text:s text:c="3"/>6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oft-page-break/><text:span text:style-name="T5">Amber BioSciences AB<text:tab/><text:tab/><text:tab/><text:tab/>Årsredovisning</text:span><text:span text:style-name="T3"><text:tab/><text:tab/><text:tab/><text:tab/>Sida 2</text:span></text:p>
      <text:p text:style-name="P3">Org.nr: 556755-7763<text:tab/><text:tab/><text:tab/><text:tab/><text:tab/>120501-130430<text:tab/></text:p>
      <text:p text:style-name="P3"/>
      <text:p text:style-name="P3"/>
      <text:p text:style-name="P12"><text:tab/><text:tab/><text:tab/><text:tab/><text:tab/><text:tab/>Förvaltningsberättelse</text:p>
      <text:p text:style-name="P8">Information om verksamheten</text:p>
      <text:p text:style-name="P3">Amber BioSciences AB grundades i April 2008 av Ann-Sofie Albrekt, Björn Canbäck </text:p>
      <text:p text:style-name="P3">och Morten Krogh, som alla har erfarenhet inom bioinformatik och statistisk analys av</text:p>
      <text:p text:style-name="P3">biologiska data. Affärsmodellen är att sälja konsulttjänster till universitetsforskare och </text:p>
      <text:p text:style-name="P3">till bioteknikföretag. Tjänsterna består av bioinformatiska och statistiska analyser av data. <text:s/></text:p>
      <text:p text:style-name="P8"/>
      <text:p text:style-name="P3">Björn Canbäck har lämnat företaget. Ann-Sofie Albrekt och Morten Krogh fortsatte med att skaffa kunder och utföra bioinformatiske analyser. </text:p>
      <text:p text:style-name="P3"/>
      <text:p text:style-name="P3">Amber Bioscience arbetar målriktat på att utveckla en webb-baseret editor. </text:p>
      <text:p text:style-name="P3">Detta arbete är pågående. Elias Moberger, som er programmera, har kommit ind i företaget till att bidraga med utvecklingen af web applikationerna. Elias Moberger er med i styrelsen.</text:p>
      <text:p text:style-name="P8"/>
      <text:p text:style-name="P8">Väsentliga händelser under räkenskapsåret</text:p>
      <text:p text:style-name="P3">Företaget har fortsatt med bioinformatik konsulttjänster. </text:p>
      <text:p text:style-name="P3">Arbetet med editoren, writeurl, er färdigt och er publik på <text:a xlink:type="simple" xlink:href="http://www.writeurl.com/">www.writeurl.com</text:a>.</text:p>
      <text:p text:style-name="P3">Writeurl genererar ingen inkomst de den er gratis.</text:p>
      <text:p text:style-name="P3">Företaget har fortsatt med att göra web enkäter. </text:p>
      <text:p text:style-name="P8"/>
      <text:p text:style-name="P8">Väsentliga händelser efter räkenskapsårets utgång</text:p>
      <text:p text:style-name="P3">Ingen väsentliga händelser</text:p>
      <text:p text:style-name="P8"/>
      <text:p text:style-name="P8">Framtida utveckling</text:p>
      <text:p text:style-name="P3">Företagets plan är att fortsätta med att erbjuda konsulttjänster till universitet och bioteknikföretag, web enkäter och skriva mjukvara.</text:p>
      <text:p text:style-name="P8"/>
      <text:p text:style-name="P8"/>
      <text:p text:style-name="P8">Flerårsöversikt</text:p>
      <text:p text:style-name="P8"><text:tab/><text:tab/><text:tab/><text:tab/><text:tab/>12/13<text:tab/>11/12</text:p>
      <text:p text:style-name="P5">Omsättning<text:tab/><text:tab/><text:tab/>166<text:tab/><text:tab/>226</text:p>
      <text:p text:style-name="P1"><text:span text:style-name="T4">Rörelseresultat<text:tab/><text:tab/><text:tab/>-21<text:tab/><text:tab/>-7</text:span></text:p>
      <text:p text:style-name="P8"><text:span text:style-name="T4"/></text:p>
      <text:p text:style-name="P8"/>
      <text:p text:style-name="P1"><text:span text:style-name="T5">Förslag till disposition beträffande bolagets vinst eller förlust</text:span><text:span text:style-name="T10"> </text:span></text:p>
      <text:p text:style-name="P17"/>
      <text:p text:style-name="P1"><text:span text:style-name="T12">Styrelsen föreslår att till förfogande stående vinstmedel, kronor 68 917 kronor balanseras i ny räkning. Vad beträffar företagets resultat och ställning i övrigt, hänvisas till efterföljande resultat- och balansräkningar.</text:span></text:p>
      <text:p text:style-name="P25"><text:span text:style-name="T5">Amber BioSciences AB<text:tab/><text:tab/><text:tab/><text:tab/>Årsredovisning</text:span><text:span text:style-name="T3"><text:tab/><text:tab/><text:tab/><text:tab/>Sida 3</text:span></text:p>
      <text:p text:style-name="P3">Org.nr: 556755-7763<text:tab/><text:tab/><text:tab/><text:tab/><text:tab/>120501-130430<text:tab/></text:p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3"><text:tab/><text:tab/><text:tab/><text:tab/><text:tab/><text:tab/><text:tab/></text:span><text:span text:style-name="T9">Resultaträkning</text:span></text:p>
      <text:p text:style-name="P8"/>
      <text:p text:style-name="P8"/>
      <text:p text:style-name="P8"/>
      <text:p text:style-name="P1"><text:span text:style-name="T14"><text:tab/><text:tab/><text:tab/><text:tab/><text:tab/><text:tab/><text:tab/><text:tab/><text:tab/><text:tab/></text:span><text:span text:style-name="T13">2011-05-01-<text:tab/><text:tab/>2012-05-01-</text:span></text:p>
      <text:p text:style-name="P18"><text:tab/><text:tab/><text:tab/><text:tab/><text:tab/><text:tab/><text:tab/><text:tab/><text:tab/><text:tab/>2012-04-30<text:tab/><text:tab/>2013-04-30</text:p>
      <text:p text:style-name="P19"/>
      <text:p text:style-name="P1"><text:span text:style-name="T16">RÖRELSENS INTÄKTER</text:span><text:span text:style-name="T18"> </text:span></text:p>
      <text:p text:style-name="P19"/>
      <text:p text:style-name="P1"><text:span text:style-name="T16">Nettoomsättning<text:tab/><text:tab/><text:tab/><text:tab/><text:tab/><text:tab/><text:tab/></text:span><text:span text:style-name="T18">226 299<text:tab/><text:tab/><text:tab/>165 599</text:span></text:p>
      <text:p text:style-name="P18"/>
      <text:p text:style-name="P19"/>
      <text:p text:style-name="P1"><text:span text:style-name="T16">SUMMA RÖRELSENS INTÄKTER<text:tab/><text:tab/><text:tab/><text:tab/></text:span><text:span text:style-name="T16">226 299<text:tab/><text:tab/><text:tab/>165 599</text:span></text:p>
      <text:p text:style-name="P19"/>
      <text:p text:style-name="P19"/>
      <text:p text:style-name="P1"><text:span text:style-name="T16">RÖRELSENS KOSTNADER<text:tab/><text:tab/><text:tab/><text:tab/><text:tab/><text:tab/><text:tab/><text:tab/><text:tab/><text:tab/></text:span><text:span text:style-name="T18"> </text:span></text:p>
      <text:p text:style-name="P19"/>
      <text:p text:style-name="P1"><text:span text:style-name="T16">Övriga externa kostnader<text:tab/><text:tab/><text:tab/><text:tab/><text:tab/></text:span><text:span text:style-name="T19">-138 770<text:tab/><text:tab/><text:tab/>187 425</text:span></text:p>
      <text:p text:style-name="P18"><text:s/></text:p>
      <text:p text:style-name="P1"><text:span text:style-name="T16">Personalkostnader<text:tab/></text:span><text:span text:style-name="T16"><text:tab/></text:span><text:span text:style-name="T19">(not 1)</text:span><text:span text:style-name="T16"><text:tab/><text:tab/><text:tab/><text:tab/></text:span><text:span text:style-name="T19">-71 808<text:tab/><text:tab/><text:tab/><text:tab/>0</text:span></text:p>
      <text:p text:style-name="P19"/>
      <text:p text:style-name="P1"><text:span text:style-name="T16">Avskrivningar</text:span><text:span text:style-name="T18"> </text:span><text:span text:style-name="T16">på inventarier och verktyg<text:tab/><text:tab/></text:span><text:span text:style-name="T19">-14 610<text:tab/><text:tab/><text:tab/><text:tab/>0</text:span></text:p>
      <text:p text:style-name="P19"/>
      <text:p text:style-name="P19"/>
      <text:p text:style-name="P19"/>
      <text:p text:style-name="P1"><text:span text:style-name="T16">RÖRELSERESULTAT<text:tab/><text:tab/><text:tab/><text:tab/><text:tab/><text:tab/>1 110<text:tab/><text:tab/><text:tab/>-21 825</text:span></text:p>
      <text:p text:style-name="P18"/>
      <text:p text:style-name="P18"/>
      <text:p text:style-name="P19">FINANSIELLA POSTER</text:p>
      <text:p text:style-name="P1"><text:span text:style-name="T16">Ränteintäkter<text:tab/><text:tab/><text:tab/><text:tab/><text:tab/><text:tab/><text:tab/><text:tab/></text:span><text:span text:style-name="T19">556<text:tab/><text:tab/><text:tab/><text:tab/> <text:s text:c="7"/>14</text:span></text:p>
      <text:p text:style-name="P19"/>
      <text:p text:style-name="P19"/>
      <text:p text:style-name="P1"><text:span text:style-name="T16">RESULTAT EFTER FINANSIELLA POSTER<text:tab/><text:tab/>1 667<text:tab/><text:tab/><text:tab/>-21 811</text:span></text:p>
      <text:p text:style-name="P19"/>
      <text:p text:style-name="P1"><text:span text:style-name="T16">Skatt på årets resultat<text:tab/><text:tab/><text:tab/><text:tab/><text:tab/><text:tab/></text:span><text:span text:style-name="T18">-331<text:tab/><text:tab/><text:tab/><text:tab/>0</text:span></text:p>
      <text:p text:style-name="P19"/>
      <text:p text:style-name="P1"><text:span text:style-name="T16">ÅRETS RESULTAT<text:tab/><text:tab/><text:tab/><text:tab/><text:tab/><text:tab/><text:tab/>1 284<text:tab/><text:tab/><text:tab/>-21 811</text:span></text:p>
      <text:p text:style-name="P19"/>
      <text:p text:style-name="P18"><text:s/></text:p>
      <text:p text:style-name="P18"><text:s/></text:p>
      <text:p text:style-name="P21"/>
      <text:p text:style-name="P21"/>
      <text:p text:style-name="P21"/>
      <text:p text:style-name="P21"/>
      <text:p text:style-name="P21"><text:soft-page-break/></text:p>
      <text:p text:style-name="P1"><text:span text:style-name="T5">Amber BioSciences AB<text:tab/><text:tab/><text:tab/><text:tab/>Årsredovisning</text:span><text:span text:style-name="T3"><text:tab/><text:tab/> <text:s text:c="6"/><text:tab/> <text:s text:c="4"/>Sida 4</text:span></text:p>
      <text:p text:style-name="P3">Org.nr: 556755-7763<text:tab/><text:tab/><text:tab/><text:tab/><text:tab/>120501-130430<text:tab/></text:p>
      <text:p text:style-name="P3"/>
      <text:p text:style-name="P1"><text:span text:style-name="T3"><text:tab/><text:tab/><text:tab/><text:tab/><text:tab/><text:tab/><text:tab/><text:tab/></text:span><text:span text:style-name="T9">Balansräkning</text:span></text:p>
      <text:p text:style-name="P12"/>
      <text:p text:style-name="P1"><text:span text:style-name="T11"><text:tab/><text:tab/><text:tab/><text:tab/><text:tab/><text:tab/><text:tab/><text:tab/><text:tab/><text:tab/></text:span><text:span text:style-name="T16"> </text:span></text:p>
      <text:p text:style-name="P1"><text:span text:style-name="T16">TILLGÅNGAR<text:tab/><text:tab/><text:tab/><text:tab/><text:tab/><text:tab/><text:tab/><text:tab/><text:tab/></text:span><text:span text:style-name="T18">120430<text:tab/><text:tab/>130430</text:span></text:p>
      <text:p text:style-name="P19"/>
      <text:p text:style-name="P1"><text:span text:style-name="T16">Anläggningstillgångar</text:span><text:span text:style-name="T18"> </text:span></text:p>
      <text:p text:style-name="P1"><text:span text:style-name="T18"><text:tab/> Inventarier <text:tab/> (not 2)<text:tab/><text:tab/><text:tab/><text:tab/><text:tab/><text:tab/>31 180<text:tab/><text:tab/>31 180</text:span></text:p>
      <text:p text:style-name="P19"/>
      <text:p text:style-name="P1"><text:span text:style-name="T16">Summa anläggningstillgångar</text:span><text:span text:style-name="T18"> <text:tab/> <text:s text:c="33"/></text:span><text:span text:style-name="T16">31 180<text:tab/><text:tab/>31 180</text:span></text:p>
      <text:p text:style-name="P15"/>
      <text:p text:style-name="P1"><text:span text:style-name="T16">Omsättningstillgångar</text:span><text:span text:style-name="T18"> </text:span></text:p>
      <text:p text:style-name="P18"/>
      <text:p text:style-name="P18">Kortfristiga fordringar </text:p>
      <text:p text:style-name="P28"><text:tab/>Kundfordringar <text:tab/><text:tab/><text:tab/> <text:s text:c="42"/>99 160<text:tab/><text:tab/> <text:s text:c="10"/>0 </text:p>
      <text:p text:style-name="P27"><text:span text:style-name="T18"><text:tab/>Övriga fordringar<text:tab/><text:tab/><text:tab/><text:tab/><text:tab/><text:tab/><text:tab/><text:tab/> 0<text:tab/><text:tab/> <text:s text:c="10"/>0</text:span></text:p>
      <text:p text:style-name="P27"><text:span text:style-name="T18"><text:tab/>Skattefordringar<text:tab/><text:tab/><text:tab/><text:tab/><text:tab/><text:tab/><text:tab/> 14 074<text:tab/><text:tab/> <text:s/>67 288<text:tab/><text:tab/></text:span></text:p>
      <text:p text:style-name="P1"><text:span text:style-name="T18">Summa kortfristiga fordringar <text:tab/><text:tab/><text:tab/><text:tab/><text:tab/><text:tab/>113 234<text:tab/><text:tab/> <text:s/>67 288<text:tab/></text:span></text:p>
      <text:p text:style-name="P18"/>
      <text:p text:style-name="P18">Kassa och bank </text:p>
      <text:p text:style-name="P1"><text:span text:style-name="T18"><text:tab/>Bank<text:tab/><text:tab/><text:tab/><text:tab/><text:tab/><text:tab/><text:tab/><text:tab/><text:tab/><text:tab/> 72 487<text:tab/><text:tab/>37 996</text:span></text:p>
      <text:p text:style-name="P19"/>
      <text:p text:style-name="P1"><text:span text:style-name="T16">Summa omsättningstillgångar<text:tab/><text:tab/><text:tab/><text:tab/><text:tab/>185 721</text:span><text:span text:style-name="T15"><text:tab/><text:tab/>105 284</text:span><text:span text:style-name="T18"><text:tab/><text:tab/><text:tab/><text:tab/> <text:s text:c="9"/></text:span></text:p>
      <text:p text:style-name="P19"/>
      <text:p text:style-name="P1"><text:span text:style-name="T16">SUMMA TILLGÅNGAR<text:tab/><text:tab/><text:tab/><text:tab/><text:tab/><text:tab/><text:tab/>216</text:span><text:span text:style-name="T15"> 900<text:tab/><text:tab/>136 464</text:span></text:p>
      <text:p text:style-name="P19"/>
      <text:p text:style-name="P19"/>
      <text:p text:style-name="P1"><text:span text:style-name="T16">EGET KAPITAL, AVSÄTTNINGAR OCH SKULDER</text:span><text:span text:style-name="T18"> </text:span></text:p>
      <text:p text:style-name="P19"/>
      <text:p text:style-name="P1"><text:span text:style-name="T16">Eget kapital<text:tab/></text:span><text:span text:style-name="T18">(not 3)</text:span></text:p>
      <text:p text:style-name="P18">Bundet Aktiekapital <text:s/><text:tab/><text:tab/><text:tab/><text:tab/><text:tab/><text:tab/><text:tab/><text:tab/><text:tab/> <text:s text:c="15"/></text:p>
      <text:p text:style-name="P1"><text:span text:style-name="T18"><text:s/><text:tab/>Aktiekapital </text:span><text:span text:style-name="T21">(1000st aktier med kvotvärde 100kr)<text:tab/><text:tab/></text:span><text:span text:style-name="T18">100 000<text:tab/><text:tab/>100 000</text:span></text:p>
      <text:p text:style-name="P18"><text:tab/>Fritt eget kapital<text:tab/><text:tab/><text:tab/><text:tab/><text:tab/><text:tab/><text:tab/> 89 067 <text:tab/><text:tab/>90 728</text:p>
      <text:p text:style-name="P1"><text:span text:style-name="T19"><text:tab/> Årets resultat<text:tab/><text:tab/><text:tab/><text:tab/><text:tab/><text:tab/><text:tab/><text:tab/>1 661<text:tab/><text:tab/>-21 811</text:span></text:p>
      <text:p text:style-name="P1"><text:span text:style-name="T16">Summa eget kapital<text:tab/><text:tab/><text:tab/><text:tab/><text:tab/><text:tab/><text:tab/>190 728<text:tab/><text:tab/>168 916</text:span></text:p>
      <text:p text:style-name="P19"/>
      <text:p text:style-name="P19">Kortfristiga skulder</text:p>
      <text:p text:style-name="P1"><text:span text:style-name="T18"><text:tab/>Leverantörsskulder<text:tab/><text:tab/><text:tab/><text:tab/><text:tab/><text:tab/><text:tab/>68 750<text:tab/><text:tab/> <text:s text:c="8"/>0</text:span></text:p>
      <text:p text:style-name="P1"><text:span text:style-name="T18"><text:tab/>Skatteskulder <text:s text:c="2"/><text:tab/><text:tab/><text:tab/><text:tab/><text:tab/><text:tab/><text:tab/><text:tab/>-31 177<text:tab/><text:tab/>-32 243</text:span></text:p>
      <text:p text:style-name="P1"><text:span text:style-name="T18"><text:tab/>Moms<text:tab/><text:tab/><text:tab/><text:tab/><text:tab/><text:tab/><text:tab/><text:tab/><text:tab/>-11 399<text:tab/><text:tab/> <text:s text:c="3"/>-208<text:tab/> <text:s text:c="5"/></text:span></text:p>
      <text:p text:style-name="P1"><text:span text:style-name="T16">Summa kortfristiga skulder<text:tab/><text:tab/><text:tab/><text:tab/><text:tab/><text:tab/>26 172<text:tab/><text:tab/>-32 452</text:span></text:p>
      <text:p text:style-name="P19"/>
      <text:p text:style-name="P1"><text:span text:style-name="T16">SUMMA EGET KAPITAL OCH</text:span><text:span text:style-name="T18"> </text:span><text:span text:style-name="T16">SKULDER<text:tab/><text:tab/><text:tab/>216 900<text:tab/><text:tab/>136 464</text:span></text:p>
      <text:p text:style-name="P19"/>
      <text:p text:style-name="P19"/>
      <text:p text:style-name="P1"><text:span text:style-name="T5">Ställda säkerheter<text:tab/><text:tab/><text:tab/><text:tab/><text:tab/><text:tab/><text:tab/><text:tab/>inga<text:tab/><text:tab/></text:span><text:span text:style-name="T5"><text:tab/>inga</text:span></text:p>
      <text:p text:style-name="P1"><text:span text:style-name="T5">Ansvarsförbindelser<text:tab/><text:tab/><text:tab/><text:tab/><text:tab/><text:tab/><text:tab/>inga<text:tab/><text:tab/><text:tab/>inga</text:span></text:p>
      <text:p text:style-name="P8"/>
      <text:p text:style-name="P1"><text:soft-page-break/><text:span text:style-name="T5">Amber BioSciences AB<text:tab/><text:tab/><text:tab/><text:tab/>Årsredovisning</text:span><text:span text:style-name="T3"><text:tab/><text:tab/><text:tab/><text:tab/>Sida 5</text:span></text:p>
      <text:p text:style-name="P8">Org.nr: 556755-7763<text:tab/><text:tab/><text:tab/><text:tab/>120501-130430<text:tab/></text:p>
      <text:p text:style-name="P8"/>
      <text:p text:style-name="P8"><text:s text:c="48"/>TILLÄGGSUPPLYSNINGAR <text:s text:c="51"/></text:p>
      <text:p text:style-name="P8"/>
      <text:p text:style-name="P1"><text:span text:style-name="T3">ALLMÄNNA UPPLYSNINGAR</text:span><text:span text:style-name="T5"> <text:s text:c="50"/></text:span></text:p>
      <text:p text:style-name="P8"><text:s text:c="56"/></text:p>
      <text:p text:style-name="P8">Redovisningsprinciper <text:s text:c="50"/></text:p>
      <text:p text:style-name="P3">Årsredovisningen har upprättats i enlighet med Årsredovisningslagen och <text:s text:c="48"/></text:p>
      <text:p text:style-name="P1"><text:span text:style-name="T3">Bokföringsnämndens allmänna råd, dock har BFNAR 2008:1 (K2) ej tillämpats.</text:span><text:span text:style-name="T5"> <text:s text:c="53"/></text:span></text:p>
      <text:p text:style-name="P8"><text:s text:c="56"/></text:p>
      <text:p text:style-name="P8">Värderingsprinciper m.m. <text:s text:c="55"/></text:p>
      <text:p text:style-name="P3">Tillgångar, avsättningar och skulder har värderats till anskaffningsvärden om inget annat anges nedan. <text:s text:c="51"/></text:p>
      <text:p text:style-name="P3"><text:s text:c="56"/></text:p>
      <text:p text:style-name="P10">Fordringar <text:s text:c="53"/></text:p>
      <text:p text:style-name="P22">Fordringar har upptagits till belopp varmed de beräknas inflyta. <text:s text:c="55"/></text:p>
      <text:p text:style-name="P22"><text:s/></text:p>
      <text:p text:style-name="P35">Intäktsredovisning</text:p>
      <text:p text:style-name="P34"><text:span text:style-name="T22">Intäkter har tagits upp till verkligt värde av vad som erhållits eller kommer att erhållas och redovisas i den omfattning det är sannolikt att de ekonomiska fördelarna kommer att tillgodogöras bolaget och intäkterna kan beräknas på ett tillförlitligt sätt. </text:span><text:span text:style-name="T2"><text:s text:c="49"/></text:span></text:p>
      <text:p text:style-name="P10">Definition av nyckeltal</text:p>
      <text:p text:style-name="P3">Soliditet</text:p>
      <text:p text:style-name="P3">Justerat eget kapital i procent av balansomslutning</text:p>
      <text:p text:style-name="P3"/>
      <text:p text:style-name="P3">Avskrivningsprinciper för materiella anläggningstillgångar <text:s text:c="53"/></text:p>
      <text:p text:style-name="P3">Avskrivningar enligt plan baseras på ursprungliga anskaffningsvärden minskat med <text:s text:c="55"/></text:p>
      <text:p text:style-name="P3">beräknat restvärde avseende väsentliga belopp. Avskrivning sker över tillgångarnas <text:s text:c="53"/></text:p>
      <text:p text:style-name="P3">beräknade nyttjandeperiod. <text:s text:c="53"/></text:p>
      <text:p text:style-name="P3"><text:s text:c="56"/></text:p>
      <text:p text:style-name="P3">Avskrivning har skett med följande procentsatser: <text:s text:c="54"/></text:p>
      <text:p text:style-name="P3"><text:s text:c="56"/></text:p>
      <text:p text:style-name="P3">Inventarier, verktyg och installationer<text:tab/><text:tab/><text:tab/><text:tab/><text:tab/><text:tab/><text:tab/>0% <text:s text:c="12"/></text:p>
      <text:p text:style-name="P1"><text:span text:style-name="T3"><text:s text:c="107"/></text:span></text:p>
      <text:p text:style-name="P11"/>
      <text:p text:style-name="P1"><text:span text:style-name="T6">UPPLYSNINGAR TILL ENSKILDA POSTER </text:span><text:span text:style-name="T3"><text:s text:c="54"/></text:span></text:p>
      <text:p text:style-name="P3"/>
      <text:p text:style-name="P3"/>
      <text:p text:style-name="P1"><text:span text:style-name="T3">Not 1<text:tab/>Personal <text:s text:c="55"/></text:span></text:p>
      <text:p text:style-name="P3"/>
      <text:p text:style-name="P3">Löner har uppgått till <text:s/>0 (50 750) kr. </text:p>
      <text:p text:style-name="P1"><text:span text:style-name="T3">Sociala avgifter har up</text:span><text:span text:style-name="T3">pgått till 0 (15 945) kr. </text:span></text:p>
      <text:p text:style-name="P3">Medeltal anställda har varit 1 (1).</text:p>
      <text:p text:style-name="P15"/>
      <text:p text:style-name="P26"/>
      <text:p text:style-name="P1"><text:span text:style-name="T5">Amber BioSciences AB<text:tab/><text:tab/><text:tab/><text:tab/>Årsredovisning</text:span><text:span text:style-name="T3"><text:tab/><text:tab/><text:tab/><text:tab/>Sida 6</text:span></text:p>
      <text:p text:style-name="P8">Org.nr: 556755-7763<text:tab/><text:tab/><text:tab/><text:tab/>120501-130430<text:tab/></text:p>
      <text:p text:style-name="P11"/>
      <text:p text:style-name="P3"><text:s text:c="56"/></text:p>
      <text:p text:style-name="P1"><text:span text:style-name="T3">Not 2</text:span><text:span text:style-name="T3"><text:tab/>Inventarier<text:tab/><text:tab/><text:tab/><text:tab/><text:tab/><text:tab/>2012-04-30<text:tab/><text:tab/>2013-04-30</text:span></text:p>
      <text:p text:style-name="P3"><text:tab/><text:tab/></text:p>
      <text:p text:style-name="P1"><text:span text:style-name="T3">Ingående anskaffningsvärde<text:tab/><text:tab/><text:tab/><text:tab/><text:tab/></text:span><text:span text:style-name="T3">78 036<text:tab/><text:tab/><text:tab/>78 036</text:span></text:p>
      <text:p text:style-name="P3">Inköp<text:tab/><text:tab/><text:tab/><text:tab/><text:tab/><text:tab/><text:tab/><text:tab/><text:tab/><text:tab/>0<text:tab/><text:tab/><text:tab/> <text:s text:c="8"/>0</text:p>
      <text:p text:style-name="P1"><text:span text:style-name="T3">Utgående ackumulerat anskaffningsvärde<text:tab/><text:tab/><text:tab/></text:span><text:span text:style-name="T3">78 036 <text:s text:c="9"/><text:tab/><text:tab/>78 036</text:span></text:p>
      <text:p text:style-name="P3"><text:s text:c="56"/></text:p>
      <text:p text:style-name="P1"><text:span text:style-name="T3">Ingående avskrivningar<text:tab/><text:tab/><text:tab/><text:tab/><text:tab/><text:tab/>-32 246<text:tab/><text:tab/><text:tab/>-46 856</text:span></text:p>
      <text:p text:style-name="P1"><text:span text:style-name="T3">Årets avskrivningar<text:tab/><text:tab/><text:tab/><text:tab/><text:tab/><text:tab/><text:tab/>-14 610<text:tab/><text:tab/><text:tab/> <text:s text:c="9"/>0</text:span></text:p>
      <text:p text:style-name="P3"/>
      <text:p text:style-name="P1"><text:span text:style-name="T3">Utgående ackumulerade avskrivningar<text:tab/><text:tab/><text:tab/>-46 856<text:tab/><text:tab/><text:tab/>-46 856</text:span></text:p>
      <text:p text:style-name="P3"/>
      <text:p text:style-name="P1"><text:span text:style-name="T3">Redovisat värde<text:tab/><text:tab/><text:tab/><text:tab/><text:tab/><text:tab/><text:tab/></text:span><text:span text:style-name="T3">31 180 <text:s text:c="7"/><text:tab/><text:tab/>31 180</text:span><text:span text:style-name="T1"> <text:s text:c="67"/></text:span></text:p>
      <text:p text:style-name="P8"/>
      <text:p text:style-name="P23"><text:s text:c="54"/></text:p>
      <text:p text:style-name="P29"><text:s/><text:tab/>Aktie-<text:tab/><text:tab/>Reserv-<text:tab/>Balanserat<text:tab/>Årets</text:p>
      <text:p text:style-name="Standard"><text:span text:style-name="T20">Not 3</text:span><text:span text:style-name="T20"><text:tab/></text:span><text:span text:style-name="T17">Eget kapital<text:tab/><text:tab/><text:tab/></text:span><text:span text:style-name="T20">kapital<text:tab/><text:tab/>fond<text:tab/><text:tab/> resultat<text:tab/>resultat</text:span></text:p>
      <text:p text:style-name="P31">Belopp vid årets ingång<text:tab/>100 000<text:tab/>0<text:tab/><text:tab/>89 067<text:tab/>1 661</text:p>
      <text:p text:style-name="P31">Disposition enligt<text:tab/><text:tab/><text:tab/><text:tab/><text:tab/><text:tab/><text:tab/><text:tab/></text:p>
      <text:p text:style-name="P31">Årsstämma<text:tab/><text:tab/><text:tab/><text:tab/><text:tab/><text:tab/><text:tab/> 1 661<text:tab/><text:tab/>-1 661</text:p>
      <text:p text:style-name="P30"><text:span text:style-name="T20">Årets resultat<text:tab/><text:tab/><text:tab/><text:tab/><text:tab/><text:tab/><text:tab/><text:tab/><text:tab/>-21 811</text:span></text:p>
      <text:p text:style-name="P32"><text:span text:style-name="T20">100 000<text:tab/>0<text:tab/><text:tab/>90 728<text:tab/>-21 811<text:tab/> <text:s/></text:span></text:p>
      <text:p text:style-name="P20"/>
      <text:p text:style-name="P8"/>
      <text:p text:style-name="P8"/>
      <text:p text:style-name="P8"/>
      <text:p text:style-name="P1"><text:span text:style-name="T3">Lund 2013-10-18</text:span></text:p>
      <text:p text:style-name="P13"/>
      <text:p text:style-name="P13"/>
      <text:p text:style-name="P13"/>
      <text:p text:style-name="P13"/>
      <text:p text:style-name="P3">Morten Krogh<text:tab/><text:tab/><text:tab/><text:tab/><text:tab/>Ann-Sofie Albrekt<text:tab/>Elias Moberger</text:p>
      <text:p text:style-name="P3">Verkställande direktör<text:tab/><text:tab/><text:tab/>Ledamot <text:s text:c="19"/>Ledamot</text:p>
      <text:p text:style-name="P3">Styrelseordförande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MT" svg:font-family="ArialMT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none" style:letter-kerning="true" style:font-name-asian="Arial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/>
      <style:text-properties fo:font-size="6pt" style:font-size-asian="6pt" style:font-size-complex="6pt"/>
    </style:style>
    <style:style style:name="Ballong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Liststycke" style:family="paragraph" style:parent-style-name="Standard">
      <style:paragraph-properties fo:margin-left="0.5in" fo:margin-right="0in" fo:margin-top="0in" fo:margin-bottom="0.139in" fo:line-height="115%" fo:orphans="2" fo:widows="2" fo:hyphenation-ladder-count="no-limit" fo:text-indent="0in" style:auto-text-indent="false"/>
      <style:text-properties style:font-name="Calibri" fo:font-size="11pt" fo:language="sv" fo:country="SE" style:letter-kerning="true" style:font-name-asian="Times New Roman" style:font-size-asian="11pt" style:font-name-complex="Times New Roman" style:font-size-complex="11pt" fo:hyphenate="true" fo:hyphenation-remain-char-count="2" fo:hyphenation-push-char-count="2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Standardstycketeckensnitt" style:family="text"/>
    <style:style style:name="Standardstycketeckensnitt2" style:family="text"/>
    <style:style style:name="Absatz-Standardschriftart" style:family="text"/>
    <style:style style:name="WW-Absatz-Standardschriftart" style:family="text"/>
    <style:style style:name="Standardstycketeckensnitt1" style:family="text"/>
    <style:style style:name="Ballongtext_20_Char" style:display-name="Ballongtext Char" style:family="text">
      <style:text-properties style:font-name="Tahoma" fo:font-size="8pt" fo:language="en" fo:country="none" style:letter-kerning="true" style:font-name-asian="Arial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pn</meta:initial-creator>
    <meta:creation-date>2012-10-16T07:36:00</meta:creation-date>
    <dc:date>2013-10-18T11:20:55</dc:date>
    <meta:print-date>2013-10-18T11:16:39</meta:print-date>
    <meta:editing-cycles>11</meta:editing-cycles>
    <meta:editing-duration>PT03H27M09S</meta:editing-duration>
    <meta:generator>OpenOffice.org/3.2$Unix OpenOffice.org_project/320m12$Build-9483</meta:generator>
    <meta:document-statistic meta:table-count="0" meta:image-count="0" meta:object-count="0" meta:page-count="6" meta:paragraph-count="155" meta:word-count="771" meta:character-count="7966"/>
  </office:meta>
</office:document-meta>
</file>